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ubsection_20_within_20_shloka">
      <style:text-properties style:font-name="Tiro Devanagari Hindi" style:font-name-complex="Tiro Devanagari Hindi"/>
    </style:style>
    <style:style style:name="P8" style:family="paragraph" style:parent-style-name="Shloka_20_translation_20_section">
      <style:text-properties style:font-name="Tiro Devanagari Hindi" officeooo:paragraph-rsid="008cde28" style:font-name-complex="Tiro Devanagari Hindi"/>
    </style:style>
    <style:style style:name="P9" style:family="paragraph" style:parent-style-name="Shloka_20_translation_20_section">
      <style:text-properties style:font-name="Tiro Devanagari Hindi" style:font-name-complex="Tiro Devanagari Hindi"/>
    </style:style>
    <style:style style:name="P10"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1" style:family="paragraph" style:parent-style-name="Standard_20_hindi_20_text">
      <style:paragraph-properties fo:break-before="page"/>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officeooo:paragraph-rsid="0022cec5" style:font-name-complex="Tiro Devanagari Hindi"/>
    </style:style>
    <style:style style:name="P13" style:family="paragraph" style:parent-style-name="Standard_20_hindi_20_text">
      <style:text-properties style:font-name="Tiro Devanagari Hindi" style:font-name-complex="Tiro Devanagari Hindi"/>
    </style:style>
    <style:style style:name="P14" style:family="paragraph" style:parent-style-name="Standard_20_hindi_20_text">
      <style:text-properties style:font-name="Tiro Devanagari Hindi" officeooo:paragraph-rsid="002d2609" style:font-name-complex="Tiro Devanagari Hindi"/>
    </style:style>
    <style:style style:name="P15" style:family="paragraph" style:parent-style-name="Standard_20_hindi_20_text">
      <style:paragraph-properties style:writing-mode="lr-tb"/>
      <style:text-properties style:font-name="Tiro Devanagari Hindi" officeooo:paragraph-rsid="0081bb60" style:font-name-complex="Tiro Devanagari Hindi"/>
    </style:style>
    <style:style style:name="P16"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7"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9"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paragraph-rsid="00b942ad"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2"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3" style:family="paragraph" style:parent-style-name="Standard_20_hindi_20_text">
      <style:text-properties style:font-name="Tiro Devanagari Hindi" officeooo:paragraph-rsid="010ea977" style:font-name-complex="Tiro Devanagari Hindi"/>
    </style:style>
    <style:style style:name="P24" style:family="paragraph" style:parent-style-name="Standard_20_hindi_20_text">
      <style:paragraph-properties style:writing-mode="lr-tb"/>
      <style:text-properties style:font-name="Tiro Devanagari Hindi" officeooo:paragraph-rsid="010ea977" style:font-name-complex="Tiro Devanagari Hindi"/>
    </style:style>
    <style:style style:name="P25" style:family="paragraph" style:parent-style-name="Shloka_20_number_20_heading">
      <style:text-properties style:font-name="Tiro Devanagari Hindi" officeooo:rsid="014329f6" officeooo:paragraph-rsid="014329f6" style:font-name-complex="Tiro Devanagari Hindi"/>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27"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28"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2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3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31"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3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3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3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3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3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3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3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3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4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4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4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4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45"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46"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49" style:family="paragraph" style:parent-style-name="Shloka_20_number_20_heading">
      <style:text-properties fo:font-variant="normal" fo:text-transform="none" fo:color="#000000" loext:opacity="100%" style:text-line-through-style="none" style:text-line-through-type="none" style:font-name="Tiro Devanagari Hindi" fo:font-size="11pt" fo:font-style="normal" style:text-underline-style="none" fo:font-weight="bold" officeooo:rsid="09ba11a6" officeooo:paragraph-rsid="014efc12" style:text-blinking="false" fo:background-color="transparent" style:font-name-asian="Noto Serif CJK SC" style:font-size-asian="14pt" style:font-style-asian="normal" style:font-weight-asian="bold" style:font-name-complex="Tiro Devanagari Hindi" style:font-size-complex="11pt" style:font-style-complex="normal" style:font-weight-complex="normal"/>
    </style:style>
    <style:style style:name="P50" style:family="paragraph" style:parent-style-name="Shloka_20_number_20_heading">
      <style:text-properties fo:font-variant="normal" fo:text-transform="none" fo:color="#000000" loext:opacity="100%" style:text-line-through-style="none" style:text-line-through-type="none" style:font-name="Tiro Devanagari Hindi" fo:font-size="11pt" fo:font-style="normal" style:text-underline-style="none" fo:font-weight="bold" officeooo:rsid="09ba11a6" officeooo:paragraph-rsid="0153893a" style:text-blinking="false" fo:background-color="transparent" style:font-name-asian="Noto Serif CJK SC" style:font-size-asian="14pt" style:font-style-asian="normal" style:font-weight-asian="bold" style:font-name-complex="Tiro Devanagari Hindi" style:font-size-complex="11pt" style:font-style-complex="normal" style:font-weight-complex="normal"/>
    </style:style>
    <style:style style:name="P51" style:family="paragraph" style:parent-style-name="Shloka_20_number_20_heading">
      <style:text-properties fo:font-variant="normal" fo:text-transform="none" fo:color="#000000" loext:opacity="100%" style:text-line-through-style="none" style:text-line-through-type="none" style:font-name="Tiro Devanagari Hindi" fo:font-size="11pt" fo:font-style="normal" style:text-underline-style="none" fo:font-weight="bold" officeooo:rsid="09ba11a6" officeooo:paragraph-rsid="01540783" style:text-blinking="false" fo:background-color="transparent" style:font-name-asian="Noto Serif CJK SC" style:font-size-asian="14pt" style:font-style-asian="normal" style:font-weight-asian="bold" style:font-name-complex="Tiro Devanagari Hindi" style:font-size-complex="11pt" style:font-style-complex="normal" style:font-weight-complex="normal"/>
    </style:style>
    <style:style style:name="P5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5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style-asian="normal" style:font-weight-asian="normal" style:font-name-complex="Tiro Devanagari Hindi" style:font-size-complex="11pt" style:font-style-complex="normal" style:font-weight-complex="normal"/>
    </style:style>
    <style:style style:name="P5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ffff00" style:font-style-asian="normal" style:font-weight-asian="normal" style:font-name-complex="Tiro Devanagari Hindi" style:font-size-complex="11pt" style:font-style-complex="normal" style:font-weight-complex="normal"/>
    </style:style>
    <style:style style:name="P5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ffff00" style:font-style-asian="normal" style:font-weight-asian="normal" style:font-name-complex="Tiro Devanagari Hindi" style:font-size-complex="11pt" style:font-style-complex="normal" style:font-weight-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1"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2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2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2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2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147cd48"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147e0ba"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14a3a21"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4bdd51"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14c510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4d5016"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107"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108"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109"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110"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111"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112"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113"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114"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115"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116"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117"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118"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119"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120"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121" style:family="text">
      <style:text-properties fo:font-variant="normal" fo:text-transform="none" fo:color="#000000" loext:opacity="100%" style:text-line-through-style="none" style:text-line-through-type="none" fo:font-size="11pt" fo:font-style="italic" style:text-underline-style="none" officeooo:rsid="0147cd48" style:text-blinking="false" fo:background-color="transparent" loext:char-shading-value="0" style:font-style-asian="italic" style:font-size-complex="11pt" style:font-style-complex="italic"/>
    </style:style>
    <style:style style:name="T12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23"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124"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125"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126"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127"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128"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129"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130"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131"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132"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133"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134"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135"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136"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137"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138"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139"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140"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141" style:family="text">
      <style:text-properties fo:font-variant="normal" fo:text-transform="none" fo:color="#000000" loext:opacity="100%" style:text-line-through-style="none" style:text-line-through-type="none" fo:font-size="11pt" fo:font-style="italic" style:text-underline-style="none" fo:font-weight="bold" officeooo:rsid="0147cd48" style:text-blinking="false" fo:background-color="transparent" loext:char-shading-value="0" style:font-style-asian="italic" style:font-weight-asian="bold" style:font-size-complex="11pt" style:font-style-complex="italic" style:font-weight-complex="bold"/>
    </style:style>
    <style:style style:name="T142" style:family="text">
      <style:text-properties fo:font-variant="normal" fo:text-transform="none" fo:color="#000000" loext:opacity="100%" style:text-line-through-style="none" style:text-line-through-type="none" fo:font-size="11pt" fo:font-style="italic" style:text-underline-style="none" fo:font-weight="bold" officeooo:rsid="014a3a21" style:text-blinking="false" fo:background-color="transparent" loext:char-shading-value="0" style:font-style-asian="italic" style:font-weight-asian="bold" style:font-size-complex="11pt" style:font-style-complex="italic" style:font-weight-complex="bold"/>
    </style:style>
    <style:style style:name="T143" style:family="text">
      <style:text-properties fo:font-variant="normal" fo:text-transform="none" fo:color="#000000" loext:opacity="100%" style:text-line-through-style="none" style:text-line-through-type="none" fo:font-size="11pt" fo:font-style="italic" style:text-underline-style="none" fo:font-weight="bold" officeooo:rsid="014bdd51" style:text-blinking="false" fo:background-color="transparent" loext:char-shading-value="0" style:font-style-asian="italic" style:font-weight-asian="bold" style:font-size-complex="11pt" style:font-style-complex="italic" style:font-weight-complex="bold"/>
    </style:style>
    <style:style style:name="T144" style:family="text">
      <style:text-properties fo:font-variant="normal" fo:text-transform="none" fo:color="#000000" loext:opacity="100%" style:text-line-through-style="none" style:text-line-through-type="none" fo:font-size="11pt" fo:font-style="italic" style:text-underline-style="none" fo:font-weight="bold" officeooo:rsid="014d5016" style:text-blinking="false" fo:background-color="transparent" loext:char-shading-value="0" style:font-style-asian="italic" style:font-weight-asian="bold" style:font-size-complex="11pt" style:font-style-complex="italic" style:font-weight-complex="bold"/>
    </style:style>
    <style:style style:name="T145" style:family="text">
      <style:text-properties fo:font-variant="normal" fo:text-transform="none" fo:color="#000000" loext:opacity="100%" style:text-line-through-style="none" style:text-line-through-type="none" fo:font-size="11pt" fo:font-style="italic" style:text-underline-style="none" fo:font-weight="bold" officeooo:rsid="014de424" style:text-blinking="false" fo:background-color="transparent" loext:char-shading-value="0" style:font-style-asian="italic" style:font-weight-asian="bold" style:font-size-complex="11pt" style:font-style-complex="italic" style:font-weight-complex="bold"/>
    </style:style>
    <style:style style:name="T146"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147"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148"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149"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15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fo:font-size="11pt" fo:font-style="normal" style:text-underline-style="none" fo:font-weight="normal" officeooo:rsid="014efc12"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fo:font-size="11pt" fo:font-style="normal" style:text-underline-style="none" fo:font-weight="normal" officeooo:rsid="09ba11a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171" style:family="text">
      <style:text-properties fo:font-variant="normal" fo:text-transform="none" fo:color="#000000" loext:opacity="100%" style:text-line-through-style="none" style:text-line-through-type="none" fo:font-size="11pt" fo:font-style="normal" style:text-underline-style="none" fo:font-weight="bold" officeooo:rsid="09ba11a6" style:text-blinking="false" fo:background-color="transparent" loext:char-shading-value="0" style:font-name-asian="Noto Serif CJK SC" style:font-size-asian="14pt" style:font-style-asian="normal" style:font-weight-asian="bold"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fo:font-size="11pt" fo:font-style="normal" style:text-underline-style="none" fo:font-weight="bold" officeooo:rsid="014efc12" style:text-blinking="false" fo:background-color="transparent" loext:char-shading-value="0" style:font-name-asian="Noto Serif CJK SC" style:font-size-asian="14pt" style:font-style-asian="normal" style:font-weight-asian="bold"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fo:font-size="11pt" fo:font-style="normal" style:text-underline-style="none" fo:font-weight="bold" officeooo:rsid="01500cf4" style:text-blinking="false" fo:background-color="transparent" loext:char-shading-value="0" style:font-name-asian="Noto Serif CJK SC" style:font-size-asian="14pt" style:font-style-asian="normal" style:font-weight-asian="bold" style:font-size-complex="11pt" style:font-style-complex="normal" style:font-weight-complex="normal"/>
    </style:style>
    <style:style style:name="T174" style:family="text">
      <style:text-properties officeooo:rsid="001f4d7a"/>
    </style:style>
    <style:style style:name="T175" style:family="text">
      <style:text-properties officeooo:rsid="0022cec5"/>
    </style:style>
    <style:style style:name="T176" style:family="text">
      <style:text-properties fo:font-style="italic" style:font-style-asian="italic" style:font-style-complex="italic"/>
    </style:style>
    <style:style style:name="T177" style:family="text">
      <style:text-properties fo:font-style="italic" officeooo:rsid="0022cec5" style:font-style-asian="italic" style:font-style-complex="italic"/>
    </style:style>
    <style:style style:name="T178" style:family="text">
      <style:text-properties fo:font-style="italic" officeooo:rsid="0045fd26" style:font-style-asian="italic" style:font-style-complex="italic"/>
    </style:style>
    <style:style style:name="T179" style:family="text">
      <style:text-properties fo:font-style="italic" officeooo:rsid="004e08d0" style:font-style-asian="italic" style:font-style-complex="italic"/>
    </style:style>
    <style:style style:name="T180" style:family="text">
      <style:text-properties fo:font-style="italic" officeooo:rsid="00592e1f" style:font-style-asian="italic" style:font-style-complex="italic"/>
    </style:style>
    <style:style style:name="T181" style:family="text">
      <style:text-properties fo:font-style="italic" officeooo:rsid="005bbab0" style:font-style-asian="italic" style:font-style-complex="italic"/>
    </style:style>
    <style:style style:name="T182" style:family="text">
      <style:text-properties fo:font-style="italic" officeooo:rsid="0060ec84" style:font-style-asian="italic" style:font-style-complex="italic"/>
    </style:style>
    <style:style style:name="T183" style:family="text">
      <style:text-properties fo:font-style="italic" officeooo:rsid="00650b37" style:font-style-asian="italic" style:font-style-complex="italic"/>
    </style:style>
    <style:style style:name="T184" style:family="text">
      <style:text-properties fo:font-style="italic" officeooo:rsid="0066f7a1" style:font-style-asian="italic" style:font-style-complex="italic"/>
    </style:style>
    <style:style style:name="T185" style:family="text">
      <style:text-properties fo:font-style="italic" officeooo:rsid="006810ed" style:font-style-asian="italic" style:font-style-complex="italic"/>
    </style:style>
    <style:style style:name="T186" style:family="text">
      <style:text-properties fo:font-style="italic" officeooo:rsid="006a6a51" style:font-style-asian="italic" style:font-style-complex="italic"/>
    </style:style>
    <style:style style:name="T187" style:family="text">
      <style:text-properties fo:font-style="italic" officeooo:rsid="006d5051" style:font-style-asian="italic" style:font-style-complex="italic"/>
    </style:style>
    <style:style style:name="T188" style:family="text">
      <style:text-properties fo:font-style="italic" officeooo:rsid="006e895e" style:font-style-asian="italic" style:font-style-complex="italic"/>
    </style:style>
    <style:style style:name="T189" style:family="text">
      <style:text-properties fo:font-style="italic" officeooo:rsid="006ebf39" style:font-style-asian="italic" style:font-style-complex="italic"/>
    </style:style>
    <style:style style:name="T190" style:family="text">
      <style:text-properties fo:font-style="italic" officeooo:rsid="0062dcb8" style:font-style-asian="italic" style:font-style-complex="italic"/>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bold" officeooo:rsid="004e08d0" style:font-style-asian="italic" style:font-weight-asian="bold" style:font-style-complex="italic" style:font-weight-complex="bold"/>
    </style:style>
    <style:style style:name="T193" style:family="text">
      <style:text-properties fo:font-style="italic" fo:font-weight="bold" officeooo:rsid="00592e1f" style:font-style-asian="italic" style:font-weight-asian="bold" style:font-style-complex="italic" style:font-weight-complex="bold"/>
    </style:style>
    <style:style style:name="T194" style:family="text">
      <style:text-properties fo:font-style="italic" fo:font-weight="bold" officeooo:rsid="005bbab0" style:font-style-asian="italic" style:font-weight-asian="bold" style:font-style-complex="italic" style:font-weight-complex="bold"/>
    </style:style>
    <style:style style:name="T195" style:family="text">
      <style:text-properties fo:font-style="italic" fo:font-weight="bold" officeooo:rsid="0060ec84" style:font-style-asian="italic" style:font-weight-asian="bold" style:font-style-complex="italic" style:font-weight-complex="bold"/>
    </style:style>
    <style:style style:name="T196" style:family="text">
      <style:text-properties fo:font-style="italic" fo:font-weight="bold" officeooo:rsid="00650b37" style:font-style-asian="italic" style:font-weight-asian="bold" style:font-style-complex="italic" style:font-weight-complex="bold"/>
    </style:style>
    <style:style style:name="T197" style:family="text">
      <style:text-properties fo:font-style="italic" fo:font-weight="normal" officeooo:rsid="006ebf39" style:font-style-asian="italic" style:font-weight-asian="normal" style:font-style-complex="italic" style:font-weight-complex="normal"/>
    </style:style>
    <style:style style:name="T198" style:family="text">
      <style:text-properties officeooo:rsid="002d2609"/>
    </style:style>
    <style:style style:name="T199" style:family="text">
      <style:text-properties officeooo:rsid="002e46b0"/>
    </style:style>
    <style:style style:name="T200" style:family="text">
      <style:text-properties officeooo:rsid="0033535b"/>
    </style:style>
    <style:style style:name="T201" style:family="text">
      <style:text-properties officeooo:rsid="003599bb"/>
    </style:style>
    <style:style style:name="T202" style:family="text">
      <style:text-properties officeooo:rsid="00365434"/>
    </style:style>
    <style:style style:name="T203" style:family="text">
      <style:text-properties officeooo:rsid="003ce64e"/>
    </style:style>
    <style:style style:name="T204" style:family="text">
      <style:text-properties officeooo:rsid="003e82a9"/>
    </style:style>
    <style:style style:name="T205" style:family="text">
      <style:text-properties officeooo:rsid="003f4477"/>
    </style:style>
    <style:style style:name="T206" style:family="text">
      <style:text-properties officeooo:rsid="003fd261"/>
    </style:style>
    <style:style style:name="T207" style:family="text">
      <style:text-properties officeooo:rsid="00420091"/>
    </style:style>
    <style:style style:name="T208" style:family="text">
      <style:text-properties officeooo:rsid="0043973d"/>
    </style:style>
    <style:style style:name="T209" style:family="text">
      <style:text-properties officeooo:rsid="00452be3"/>
    </style:style>
    <style:style style:name="T210" style:family="text">
      <style:text-properties officeooo:rsid="00454916"/>
    </style:style>
    <style:style style:name="T211" style:family="text">
      <style:text-properties officeooo:rsid="0045fd26"/>
    </style:style>
    <style:style style:name="T212" style:family="text">
      <style:text-properties officeooo:rsid="0047c73b"/>
    </style:style>
    <style:style style:name="T213" style:family="text">
      <style:text-properties officeooo:rsid="004975ae"/>
    </style:style>
    <style:style style:name="T214" style:family="text">
      <style:text-properties officeooo:rsid="004b402b"/>
    </style:style>
    <style:style style:name="T215" style:family="text">
      <style:text-properties officeooo:rsid="004c2aa4"/>
    </style:style>
    <style:style style:name="T216" style:family="text">
      <style:text-properties officeooo:rsid="004e08d0"/>
    </style:style>
    <style:style style:name="T217" style:family="text">
      <style:text-properties officeooo:rsid="0051dc40"/>
    </style:style>
    <style:style style:name="T218" style:family="text">
      <style:text-properties officeooo:rsid="0054ba2b"/>
    </style:style>
    <style:style style:name="T219" style:family="text">
      <style:text-properties officeooo:rsid="0055a464"/>
    </style:style>
    <style:style style:name="T220" style:family="text">
      <style:text-properties officeooo:rsid="00579630"/>
    </style:style>
    <style:style style:name="T221" style:family="text">
      <style:text-properties officeooo:rsid="0058f1ac"/>
    </style:style>
    <style:style style:name="T222" style:family="text">
      <style:text-properties officeooo:rsid="00592e1f"/>
    </style:style>
    <style:style style:name="T223" style:family="text">
      <style:text-properties officeooo:rsid="00595eb6"/>
    </style:style>
    <style:style style:name="T224" style:family="text">
      <style:text-properties officeooo:rsid="005ad43e"/>
    </style:style>
    <style:style style:name="T225" style:family="text">
      <style:text-properties officeooo:rsid="005bbab0"/>
    </style:style>
    <style:style style:name="T226" style:family="text">
      <style:text-properties officeooo:rsid="005d1344"/>
    </style:style>
    <style:style style:name="T227" style:family="text">
      <style:text-properties officeooo:rsid="005ee23a"/>
    </style:style>
    <style:style style:name="T228" style:family="text">
      <style:text-properties style:font-name="Lohit Devanagari" officeooo:rsid="00600891" style:font-name-complex="Lohit Devanagari"/>
    </style:style>
    <style:style style:name="T229" style:family="text">
      <style:text-properties style:font-name="Lohit Devanagari" officeooo:rsid="0109c2b6" style:font-name-complex="Lohit Devanagari"/>
    </style:style>
    <style:style style:name="T230" style:family="text">
      <style:text-properties style:font-name="Lohit Devanagari" fo:font-weight="bold" style:font-weight-asian="bold" style:font-name-complex="Lohit Devanagari" style:font-weight-complex="bold"/>
    </style:style>
    <style:style style:name="T231" style:family="text">
      <style:text-properties style:font-name="Lohit Devanagari" fo:font-weight="bold" officeooo:rsid="00600891" style:font-weight-asian="bold" style:font-name-complex="Lohit Devanagari" style:font-weight-complex="bold"/>
    </style:style>
    <style:style style:name="T232" style:family="text">
      <style:text-properties style:font-name="Lohit Devanagari" fo:font-weight="bold" officeooo:rsid="00602505" style:font-weight-asian="bold" style:font-name-complex="Lohit Devanagari" style:font-weight-complex="bold"/>
    </style:style>
    <style:style style:name="T233" style:family="text">
      <style:text-properties style:font-name="Lohit Devanagari" fo:font-weight="bold" officeooo:rsid="0100fd25" style:font-weight-asian="bold" style:font-name-complex="Lohit Devanagari" style:font-weight-complex="bold"/>
    </style:style>
    <style:style style:name="T234" style:family="text">
      <style:text-properties style:font-name="Lohit Devanagari" fo:font-weight="bold" officeooo:rsid="01034fe5" style:font-weight-asian="bold" style:font-name-complex="Lohit Devanagari" style:font-weight-complex="bold"/>
    </style:style>
    <style:style style:name="T235" style:family="text">
      <style:text-properties officeooo:rsid="0060ec84"/>
    </style:style>
    <style:style style:name="T236" style:family="text">
      <style:text-properties officeooo:rsid="0062dcb8"/>
    </style:style>
    <style:style style:name="T237" style:family="text">
      <style:text-properties officeooo:rsid="00650b37"/>
    </style:style>
    <style:style style:name="T238" style:family="text">
      <style:text-properties officeooo:rsid="0066f7a1"/>
    </style:style>
    <style:style style:name="T239" style:family="text">
      <style:text-properties officeooo:rsid="006810ed"/>
    </style:style>
    <style:style style:name="T240" style:family="text">
      <style:text-properties officeooo:rsid="006a6a51"/>
    </style:style>
    <style:style style:name="T241" style:family="text">
      <style:text-properties officeooo:rsid="006c020d"/>
    </style:style>
    <style:style style:name="T242" style:family="text">
      <style:text-properties officeooo:rsid="006d5051"/>
    </style:style>
    <style:style style:name="T243" style:family="text">
      <style:text-properties fo:font-style="normal" officeooo:rsid="006d5051" style:font-style-asian="normal" style:font-style-complex="normal"/>
    </style:style>
    <style:style style:name="T244" style:family="text">
      <style:text-properties officeooo:rsid="006e895e"/>
    </style:style>
    <style:style style:name="T245" style:family="text">
      <style:text-properties officeooo:rsid="006ebf39"/>
    </style:style>
    <style:style style:name="T246" style:family="text">
      <style:text-properties officeooo:rsid="00709c80"/>
    </style:style>
    <style:style style:name="T247" style:family="text">
      <style:text-properties officeooo:rsid="0071e456"/>
    </style:style>
    <style:style style:name="T248"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249"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250" style:family="text">
      <style:text-properties officeooo:rsid="010bd225"/>
    </style:style>
    <style:style style:name="T251" style:family="text">
      <style:text-properties officeooo:rsid="010c19e3"/>
    </style:style>
    <style:style style:name="T252" style:family="text">
      <style:text-properties style:font-name-complex="Tiro Devanagari Sanskrit"/>
    </style:style>
    <style:style style:name="T253" style:family="text">
      <style:text-properties fo:font-weight="bold" officeooo:rsid="09ba11a6" style:font-name-asian="Noto Serif CJK SC" style:font-size-asian="14pt" style:font-weight-asian="bold"/>
    </style:style>
    <style:style style:name="T254" style:family="text">
      <style:text-properties style:font-name-asian="Noto Serif CJK SC" style:font-size-asian="14pt"/>
    </style:style>
    <style:style style:name="T255" style:family="text">
      <style:text-properties officeooo:rsid="014d5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1">भक्ति योग <text:span text:style-name="T22">के</text:span> कोमल और मधुर अध्याय के बाद, अब हम एक गहन अध्याय में प्रवेश कर रहे हैं। यहाँ से क्षेत्र-क्षेत्रज्ञ-विभाग-योग आरम्भ होता है।<text:span text:style-name="T174"> </text:span></text:p>
      <text:p text:style-name="P12"><text:span text:style-name="T174">गीता के प्रथम छः अध्याय मुख्यतः कर्म पर आधारित हैं; </text:span><text:span text:style-name="T23">अगले छः</text:span><text:span text:style-name="T174"> अध्याय मुख्यतः उपासना पर आधारित हैं; तथा अन्तिम </text:span><text:span text:style-name="T23">छः</text:span><text:span text:style-name="T24"> </text:span><text:span text:style-name="T174">अध्याय सर्वोच्च ज्ञान पर आधारित है।</text:span><text:span text:style-name="T175"> इन छह अध्यायों में वैदिक शास्त्रों की लगभग संपूर्ण शिक्षा समाहित है। इसलिए </text:span><text:span text:style-name="T25">भगवान</text:span><text:span text:style-name="T175"> शंकराचार्य ने इन्हें </text:span><text:span text:style-name="T177">समस्त-वेदार्थ-सार-संग्रह-भूतम्</text:span><text:span text:style-name="T175"> कहा है।</text:span></text:p>
      <text:p text:style-name="P12"/>
      <text:p text:style-name="P13">जि<text:span text:style-name="T22">न्हें</text:span> पहले प्रकृति और पुरुष <text:span text:style-name="T22">कहकर संबोधित किया</text:span> था, उ<text:span text:style-name="T22">न्हें</text:span> अब भगवान <text:span text:style-name="T22">क्षे</text:span>त्र और क्षेत्रज्ञ कह<text:span text:style-name="T22">ते</text:span> हैं।</text:p>
      <text:p text:style-name="P13"/>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27">एतद्यो वेत्ति तं प्राहुः क्षेत्रज्ञ इति तद्विदः॥</text:p>
      <text:p text:style-name="P26"/>
      <text:p text:style-name="P14">भगवान श्री रमण महर्षि ने श्री रम<text:span text:style-name="T22">णा</text:span>श्रम में दैनिक पाठ के लिए भगवद्गीता से चालीस श्लोक<text:span text:style-name="T198"> चुने </text:span><text:span text:style-name="T26">थे। उनमें यह</text:span> प्रथम श्लोक<text:span text:style-name="T198"> </text:span>था।<text:span text:style-name="T199"> </text:span><text:span text:style-name="T27">कदाचित उन्होनें यह श्लोक इसलिए चुना होगा क्योंकि यह बिलकुल शुरुआत से शुरू होती है, शरीर—अन्नमय शरीर। शरीर को ही भगवान यहाँ </text:span><text:span text:style-name="T107">क्षेत्रम्</text:span><text:span text:style-name="T27"> कहकर संबोधित कर रहे हैं—</text:span><text:span text:style-name="T123">इदं शरीरं कौन्तेय क्षेत्रं इत्यभिधीयते </text:span><text:span text:style-name="T27">।</text:span></text:p>
      <text:p text:style-name="P45">भगवान<text:span text:style-name="T200"> </text:span>बुद्ध और किसान</text:p>
      <text:p text:style-name="P32">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32">किसान ने खरपतवार साफ करने, मिट्टी जोतने और बीज बोने का कठिन काम समाप्त कर<text:span text:style-name="T201"> लिया</text:span> था। कुछ दिनों बाद धान की फसल कटाई के लिए तैयार थी। तभी अचानक तीन दिन तक लगातार भारी बारिश हुई और पूरी फसल बर्बाद हो गई।<text:span text:style-name="T202"> किसान गहरे विषाद में चला गया, और विलाप करने लगा कि वह अपने मित्र को दिया वचन कैसे पूरा करेगा। अचानक उसने बुद्ध को अपने दरवाज़े पर खड़े पाया।</text:span></text:p>
      <text:p text:style-name="P33">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203">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204"> के जल से</text:span><text:span text:style-name="T203"> उन्हें सींचता हूँ। पूर्ण वैराग्य ही वह बाड़ है जिसके द्वारा मैं अपनी फसल की रक्षा करता हूँ। शांति के दाने मेरे हृदय में हमेशा सुरक्षित रहते हैं।"</text:span><text:span text:style-name="T205"> इस तरह महात्मा ने उस किसान को दुःख से परे</text:span><text:span text:style-name="T207"> जाने का रास्ता दिखाया</text:span><text:span text:style-name="T205">।</text:span><text:span text:style-name="T206"> वास्तव में</text:span><text:span text:style-name="T209">,</text:span><text:span text:style-name="T206"> इसी कारण वे प्रतिदिन उस किसान से मिलने गये, और जब अवसर आया</text:span><text:span text:style-name="T208">, तो</text:span><text:span text:style-name="T210"> उन्होनें</text:span><text:span text:style-name="T208"> किसान को दुःख से मुक्त होने की विद्या प्रदान की</text:span><text:span text:style-name="T206">।</text:span></text:p>
      <text:p text:style-name="P33">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33"/>
      <text:p text:style-name="P34">यहाँ<text:span text:style-name="T211">, </text:span><text:span text:style-name="T178">इदं</text:span><text:span text:style-name="T211"> सर्वनाम शब्द से</text:span><text:span text:style-name="T217"> </text:span><text:span text:style-name="T211">शरीर को संबोधित किया गया है—अर्थात 'यह'।</text:span><text:span text:style-name="T212"> सटीक शब्दों</text:span><text:span text:style-name="T213"> मे कहें, तो शरीर एक चीज</text:span><text:span text:style-name="T214"> या वस्तु</text:span><text:span text:style-name="T213"> है; स्वयं नहीं।</text:span><text:span text:style-name="T215"> इस तत्व को इंगित करने के लिए भगवान कहते हैं, 'हे कौन्तेय, यह शरीर एक क्षेत्र है।'</text:span><text:span text:style-name="T216"> </text:span><text:span text:style-name="T192">क्षेत्रं</text:span><text:span text:style-name="T179"> </text:span><text:span text:style-name="T216">का अर्थ है खेत।</text:span><text:span text:style-name="T218"> शरीर भी गेहूँ या धान के खेत के समान, एक खेत ही है।</text:span><text:span text:style-name="T219"> यह वो खेत है जहाँ हमारे पूर्व कर्मों के बीज बोए हुए हैं और जहाँ इन कर्मों का फल प्राप्त होता है।</text:span><text:span text:style-name="T220"> इसमें अनेक अनावश्यक कामनाओं के खरपतवार भी बिन बुलाये उग आते हैं।</text:span><text:span text:style-name="T221"> अच्छे अनाज के उगने और फलने-फूलने के लिए इन्हें हटाना आवश्यक है।</text:span></text:p>
      <text:p text:style-name="P34"><text:soft-page-break/>गीता<text:span text:style-name="T222"> </text:span><text:span text:style-name="T180">'धर्म-क्षेत्रे'</text:span><text:span text:style-name="T222"> पद से आरंभ होता है। कुरुक्षेत्र को भी धर्म-क्षेत्र कहते हैं। </text:span><text:span text:style-name="T193">क्षेत्र</text:span><text:span text:style-name="T180"> </text:span><text:span text:style-name="T222">का अर्थ मंदिर भी है</text:span><text:span text:style-name="T224">;</text:span><text:span text:style-name="T223"> एक पवित्र स्थल जहाँ भगवान की पूजा होती है। इस अर्थ से भी</text:span><text:span text:style-name="T225"> देखा जाए तो शरीर एक </text:span><text:span text:style-name="T194">क्षेत्र</text:span><text:span text:style-name="T181"> </text:span><text:span text:style-name="T225">है। श्रीमद्भागवत में कहा गया है कि भगवान ने सभी प्राणियों की रचना की</text:span><text:span text:style-name="T226">, परंतु</text:span><text:span text:style-name="T225"> वे अपनी रचना से संतुष्ट नही</text:span><text:span text:style-name="T226">ं हुए,</text:span><text:span text:style-name="T225"> क्योंकि उन</text:span><text:span text:style-name="T227"> प्राणियों की</text:span><text:span text:style-name="T225"> बुद्धि माया से परे जाकर ब्रह्म को साक्ष</text:span><text:span text:style-name="T227">ात्कार करने</text:span><text:span text:style-name="T225"> में सक्षम नहीं थी। फिर मनुष्य की रचना करने के पश्चात</text:span><text:span text:style-name="T241">,</text:span><text:span text:style-name="T181">देव </text:span><text:span text:style-name="T225">प्रसन्न हुए क्योंकि मनुष्य में ब्रह्म को समझने की बुद्धि थी</text:span><text:span text:style-name="T225"><text:note text:id="ftn1" text:note-class="footnote"><text:note-citation>१</text:note-citation><text:note-body><text:p text:style-name="P1"><text:span text:style-name="T232"><text:s/></text:span><text:span text:style-name="T230">ब्रह्मावलोकधिषणं</text:span><text:span text:style-name="T231"> मुदमाप देवः।</text:span><text:span text:style-name="T228"><text:tab/>श्री.भा.११.९.२८</text:span></text:p></text:note-body></text:note></text:span><text:span text:style-name="T225">।</text:span><text:span text:style-name="T235"> यही मनुष्य शरीर का वास्तविक प्रयोजन है, और इसी कारण यह </text:span><text:span text:style-name="T182">क्षेत्रं </text:span><text:span text:style-name="T235">अनमोल है।</text:span></text:p>
      <text:p text:style-name="P34"/>
      <text:p text:style-name="P34"><text:span text:style-name="T191">एतद्यो वेत्ति तं</text:span><text:span text:style-name="T195"> प्राहुः</text:span><text:span text:style-name="T235">।</text:span><text:span text:style-name="T236"> वह जो इस </text:span><text:span text:style-name="T190">शरीर</text:span><text:span text:style-name="T236"> के भीतर रहकर इसे प्रकाशित करता है।</text:span><text:span text:style-name="T237"> जो सिर से पैर तक उसमें व्याप्त है; तथा जो अपने को 'मैं-मैं' के रूप में जानता है—</text:span><text:span text:style-name="T183">वह</text:span><text:span text:style-name="T237"> </text:span><text:span text:style-name="T196">क्षेत्रज्ञ</text:span><text:span text:style-name="T183"> </text:span><text:span text:style-name="T237">कहलाता है।</text:span><text:span text:style-name="T238"> </text:span><text:span text:style-name="T184">क्षेत्रज्ञ </text:span><text:span text:style-name="T238">वह प्रकाशमय चेतना है जो शरीर को भीतर से सजीव बनाती है।</text:span><text:span text:style-name="T239"> संस्कृत में मूल शब्दांश </text:span><text:span text:style-name="T185">'ज्ञ' </text:span><text:span text:style-name="T239">का अर्थ है चेतना, प्रकाशक, जानने वाला, और इस प्रकार, जो </text:span><text:span text:style-name="T185">क्षेत्र </text:span><text:span text:style-name="T239">को प्रकाशित करता है, उसे </text:span><text:span text:style-name="T185">क्षेत्रज्ञ </text:span><text:span text:style-name="T239">कहते हैं।</text:span></text:p>
      <text:p text:style-name="P35">शरीर एक मंदिर <text:span text:style-name="T240">है—</text:span><text:span text:style-name="T186">क्षेत्र</text:span><text:span text:style-name="T240">—और जो उस मंदिर के भीतर प्रकाशित होता है, वह देव </text:span><text:span text:style-name="T186">क्षेत्रज्ञ </text:span><text:span text:style-name="T240">है।</text:span><text:span text:style-name="T242">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34"/>
      <text:p text:style-name="P36">शरीर <text:span text:style-name="T176">क्षेत्र </text:span>है<text:span text:style-name="T242">, और </text:span><text:span text:style-name="T187">क्षेत्रज्ञ</text:span><text:span text:style-name="T243"> है इसके </text:span><text:span text:style-name="T242">भीतर की चेतना।</text:span><text:span text:style-name="T244"> इन्हें </text:span><text:span text:style-name="T188">प्रकृति </text:span><text:span text:style-name="T244">और </text:span><text:span text:style-name="T188">पुरुष </text:span><text:span text:style-name="T244">भी कहते हैं। सातवें अध्याय में </text:span><text:span text:style-name="T188">अपरा-प्रकृति </text:span><text:span text:style-name="T244">और </text:span><text:span text:style-name="T188">परा-प्रकृति </text:span><text:span text:style-name="T244">की चर्चा की गई थी।</text:span><text:span text:style-name="T245"> </text:span><text:span text:style-name="T189">क्षेत्र </text:span><text:span text:style-name="T245">ही </text:span><text:span text:style-name="T189">अपरा-प्रकृति </text:span><text:span text:style-name="T245">है, और </text:span><text:span text:style-name="T189">क्षेत्रज्ञ </text:span><text:span text:style-name="T245">ही </text:span><text:span text:style-name="T197">परा-प्रकृति</text:span><text:span text:style-name="T189"> </text:span><text:span text:style-name="T245">।</text:span></text:p>
      <text:p text:style-name="P36"/>
      <text:p text:style-name="P36">यह बताने के बाद कि शरीर और आत्मा पृथक हैं तथा शरीर के भीतर जो 'मैं-मैं' के रूप में अनुभव किया जाता है, उसे <text:span text:style-name="T176">क्षेत्रज्ञ</text:span>—प्रकाश देने वाला सिद्धांत—कहा जाता है, अब एक ऐसा<text:span text:style-name="T246"> </text:span>श्लोक आता है जो महावाक्य-उपदेश के समान है।</text:p>
      <text:h text:style-name="P4" text:outline-level="3">१३.<text:span text:style-name="T247">२</text:span></text:h>
      <text:p text:style-name="P5"><text:span text:style-name="T5">क्षेत्रज्ञ</text:span><text:span text:style-name="T6">ं चापि मां विद्धि सर्वक्षेत्रेषु भारत</text:span><text:span text:style-name="T5">।</text:span></text:p>
      <text:p text:style-name="P28">क्षेत्रक्षेत्रज्ञयोर्ज्ञानं<text:span text:style-name="T247"> यत्तज्ज्ञानं मतं मम</text:span>॥</text:p>
      <text:p text:style-name="P28"/>
      <text:p text:style-name="P8"><text:span text:style-name="T9">तथा</text:span><text:span text:style-name="T10"> हे भारत,</text:span><text:span text:style-name="T11"> </text:span><text:span text:style-name="T10">सारे क्षेत्रों में</text:span><text:span text:style-name="T13">, </text:span><text:span text:style-name="T11">मुझे ही</text:span><text:span text:style-name="T12"> </text:span><text:span text:style-name="T10">क्षेत्रज्ञ के रूप में </text:span><text:span text:style-name="T11">जानो</text:span><text:span text:style-name="T10">। मेरा मत है कि क्षेत्र और क्षेत्रज्ञ का ज्ञान ही वास्तविक ज्ञान है।</text:span></text:p>
      <text:p text:style-name="P30"/>
      <text:p text:style-name="P15"><text:span text:style-name="T22">यहाँ</text:span><text:span text:style-name="T28"> अर्जुन को भगवान </text:span><text:span text:style-name="T108">भारत </text:span><text:span text:style-name="T28">कहकर संबोधित करते हैं, जिसका अर्थ है 'वह जो प्रकाश में आनंद लेता है'। </text:span><text:span text:style-name="T108">भाः </text:span><text:span text:style-name="T28">का अर्थ है प्रकाश, और </text:span><text:span text:style-name="T108">रति</text:span><text:span text:style-name="T28"> का अर्थ है आनंद। भगवान कहते हैं, "हे</text:span><text:span text:style-name="T31"> </text:span><text:span text:style-name="T28">प्रकाश </text:span><text:span text:style-name="T31">में</text:span><text:span text:style-name="T28"> आनंद</text:span><text:span text:style-name="T31"> लेने वाले</text:span><text:span text:style-name="T2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108">क्षेत्रज्ञ</text:span><text:span text:style-name="T28">।</text:span><text:span text:style-name="T29"> </text:span><text:span text:style-name="T28">वही है</text:span><text:span text:style-name="T33"> </text:span><text:span text:style-name="T28">सारी</text:span><text:span text:style-name="T29"> ज्योतियों की ज्योति। उसी की ज्योति से सूर्य, चंद्र और तारे भी चमकते हैं।</text:span><text:span text:style-name="T37">"</text:span></text:p>
      <text:p text:style-name="P37"/>
      <text:p text:style-name="P16"><text:span text:style-name="T22">"तथा</text:span><text:span text:style-name="T32"> </text:span><text:span text:style-name="T22">अर्जुन, मैं तुम्हे सबसे बड़ा रहस्य बताता हूँ! तुम्हें केवल यही बात जानने की आवश्यकता है, जो मेरा </text:span><text:span text:style-name="T122">ज्ञानं</text:span><text:span text:style-name="T125"> </text:span><text:span text:style-name="T150">है</text:span><text:span text:style-name="T22">।</text:span><text:span text:style-name="T30"> कुछ ज्यादा सीखने की आवश्यकता नहीं, ज्यादा रटने की आवश्यकता नहीं, बड़ी-बड़ी पुस्तकें पढने की आवश्यकता नहीं। </text:span><text:span text:style-name="T124">यत्तद् ज्ञानं मतं मम</text:span><text:span text:style-name="T30">—इस </text:span><text:span text:style-name="T109">ज्ञानं</text:span><text:span text:style-name="T30"> से, सभी कुछ ज्ञात हो जाता है।</text:span><text:span text:style-name="T34"> दुनिया में कई मत हैं; </text:span><text:span text:style-name="T46">हे</text:span><text:span text:style-name="T34">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35"> कि वही मेरा मत है</text:span><text:span text:style-name="T34">, सच्चा मत है।</text:span><text:span text:style-name="T36">"</text:span></text:p>
      <text:p text:style-name="P17"><text:span text:style-name="T36">"वह जो ‘मै</text:span><text:span text:style-name="T69">ं</text:span><text:span text:style-name="T22">-मै</text:span><text:span text:style-name="T69">ं</text:span><text:span text:style-name="T36">’ के रूप में</text:span><text:span text:style-name="T22"> इस क्षेत्र के भीतर प्रकाशित होता है, वह क्षेत्रज्ञ है।</text:span><text:span text:style-name="T38">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39">उसमे कोई बदलाव नहीं होता।</text:span><text:span text:style-name="T40">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1"> हो चुका है।</text:span><text:span text:style-name="T42"> वह केवल तुम्हारे शरीर में ही नहीं, सभी शरीरों में उपस्थित है—</text:span><text:span text:style-name="T126">सर्व क्षेत्रेषु</text:span><text:span text:style-name="T135"> </text:span><text:span text:style-name="T42">।</text:span><text:span text:style-name="T43"> वह जो उनके ‘मैं’, उनके अस्तित्व, उनकी सत्ता के रूप में प्रकाशित होता है, वह भी मैं ही हूँ।</text:span><text:span text:style-name="T44"> यह सर्वोच्च ज्ञान है, हे अर्जुन</text:span><text:span text:style-name="T45">!</text:span><text:span text:style-name="T22">"</text:span></text:p>
      <text:p text:style-name="P17"><text:soft-page-break/><text:span text:style-name="T22">क्षेत्र तथा</text:span><text:span text:style-name="T47"> क्षेत्रज्ञ का अन्वेषण करके हमें सारे वेदांत का सार समझ आता है।</text:span><text:span text:style-name="T48"> जब व्यक्ति ध्यान में बैठता है, तो केवल एक ही कार्य करना है—क्षेत्र और क्षेत्रज्ञ को पहचान कर उन्हें अलग-अलग करना।</text:span><text:span text:style-name="T49"> इस पर गहराई से विचार करें, ध्यान करें और शरीर को आत्मा से अलग करें—</text:span><text:span text:style-name="T110">क्षेत्र-क्षेत्रज्ञ विभाग</text:span><text:span text:style-name="T49">। अपने आप से कहें "मैं शरीर नहीं हूँ। मैं मन नहीं हूँ। यह 'मैं' क्या है?"</text:span><text:span text:style-name="T50"> इस 'मैं' पर ध्यान दीजिए। यह प्रकिया दूध को पानी से अलग करने के समान है।</text:span><text:span text:style-name="T51"> इसे </text:span><text:span text:style-name="T111">हंस-विद्या </text:span><text:span text:style-name="T51">कहते हैं—वह कौशल जिस के द्वारा हंस दूध-का-दूध और पानी-का-पानी करने में सक्षम माना जाता है।</text:span><text:span text:style-name="T52"> इसी प्रकार, ऋषि—जिन्हे सत्य का ज्ञान है—क्षेत्र को क्षेत्रज्ञ से अलग करते हैं।</text:span></text:p>
      <text:p text:style-name="P38"/>
      <text:p text:style-name="P18"><text:span text:style-name="T52">क्या</text:span><text:span text:style-name="T22">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39"/>
      <text:p text:style-name="P18"><text:span text:style-name="T22">पूछें,</text:span><text:span text:style-name="T53"> ‘यह "मैं"‌ क्या है? क्या है ये, जो हृदय में, मेरे अस्तित्व के रूप में चमकता रहता है, कि "मैं हूँ"?’ मन को अंदर की ओर घुमाए</text:span><text:span text:style-name="T55">ं</text:span><text:span text:style-name="T53">; <text:s/>इसे 'मैं' को देखने की कला सिखाए</text:span><text:span text:style-name="T54">ं</text:span><text:span text:style-name="T53">। वहीं रहना सीखें। 'मैं हूँ' में निवास करें। स्थिर रहें। भीतर जाएँ, 'मैं हूँ' की खोज करें, और बस वहीं रहें। तब 'मैं हूं' स्वयं को अनंत, सीमाहीन तत्व के रूप में प्रकट करेगा।</text:span><text:span text:style-name="T56"> शरीर, मन और अहंकार की सीमाएं इस तत्व पर लागू नहीं होतीं, क्योंकि ऐसा केवल प्रतीत होता है कि यह शरीर में कैद है।</text:span><text:span text:style-name="T57"> "यद्यपि ऐसा प्रतीत होता है कि क्षेत्रज्ञ क्षेत्र के भीतर है, हे अर्जुन, सत्य तो यह है कि क्षेत्रज्ञ क्षेत्र के परे है। यह असीमित </text:span><text:span text:style-name="T112">ईश्वर </text:span><text:span text:style-name="T57">है।"</text:span><text:span text:style-name="T58"> यह गीता का महावाक्य है। भगवान शंकराचार्य ने इस श्लोक पर विस्तृत भाष्य लिखा है।</text:span></text:p>
      <text:p text:style-name="P40"/>
      <text:p text:style-name="P19"><text:span text:style-name="T127">क्षेत्रज्ञं</text:span><text:span text:style-name="T128"> चापि माम् विद्धि</text:span><text:span text:style-name="T59">। भगवान कहते है</text:span><text:span text:style-name="T60">ं, </text:span><text:span text:style-name="T59">"तुम्हारे भीतर का ‘मैं’, तुम नहीं हो, वह तो वास्तव में मैं, ईश्वर हूँ।"</text:span><text:span text:style-name="T61"> वह प्रभु, जिससे आप इतना प्रेम करते हैं, स्वयं वे आपसे कहते हैं, </text:span><text:span text:style-name="T53">‘तुम तो मै</text:span><text:span text:style-name="T61">ं ही हो</text:span><text:span text:style-name="T62">!</text:span><text:span text:style-name="T53">’</text:span><text:span text:style-name="T63"> यहाँ आप ईश्वर से मिलकर एक हो जाते हैं; नहीं नहीं, आपको यह समझ आ जाता है कि आप तो सर्वदा उनके साथ एक ही थे; आप तो सर्वदा वे ही थे।</text:span><text:span text:style-name="T64"> और वह सीमित अहंकार-</text:span><text:span text:style-name="T53">‘</text:span><text:span text:style-name="T64">मैं</text:span><text:span text:style-name="T53">’</text:span><text:span text:style-name="T64"> लुप्त हो जाता है; वह तो हमेशा ही अनंत-</text:span><text:span text:style-name="T53">‘</text:span><text:span text:style-name="T64">मैं</text:span><text:span text:style-name="T53">’</text:span><text:span text:style-name="T64">; ब्रह्म था।</text:span><text:span text:style-name="T65"> जिस क्षण आप </text:span><text:span text:style-name="T113">क्षेत्रज्ञ </text:span><text:span text:style-name="T65">को, अपने भीतर की चेतना को </text:span><text:span text:style-name="T113">ईश्वर </text:span><text:span text:style-name="T65">के रूप में पहचान जाते हैं—समझ जाते हैं कि यही ब्रह्म है—तो आपके लिए और कोई </text:span><text:span text:style-name="T113">संसार </text:span><text:span text:style-name="T65">नहीं रहता। सारे दुःख, सारी पीड़ा, बंधन के सारे कल्पित स्वप्न तुर</text:span><text:span text:style-name="T66">ंत</text:span><text:span text:style-name="T65"> ही लुप्त हो जाते हैं, और आप ब्रह्म के अनंत खुले आकाश में पहुँच जाते हैं।</text:span></text:p>
      <text:p text:style-name="P41"/>
      <text:p text:style-name="P19"><text:span text:style-name="T65">मनीषा</text:span><text:span text:style-name="T67">-पञ्चकं में भगवान शंकराचार्य कहते हैं, कि जिसके पास यह ज्ञान हो, चाहे वो ब्राह्मण हो या चाण्डाल, वही परम गुरु है</text:span><text:span text:style-name="T68">,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42"/>
      <text:p text:style-name="P20"><text:span text:style-name="T130">क्षेत्रक्षेत्रज्ञयो: ज्ञानम् यत् तत् ज्ञानम् मतम् मम</text:span><text:span text:style-name="T68">।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17">प्रज्ञानम्</text:span><text:span text:style-name="T68">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17">ज्ञातुम् द्रष्टुम् प्रवेष्टुम्</text:span><text:span text:style-name="T68">—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17">धीः </text:span><text:span text:style-name="T68">अर्थात बुद्धि को यह समझ होती है कि वह अनंत के साथ एक है, और बुद्धि शांत और स्पष्ट होती है। इस 'मैं' में, कोई शरीर नहीं;</text:span><text:span text:style-name="T80"> </text:span><text:span text:style-name="T81">'</text:span><text:span text:style-name="T80">मुझमें' </text:span><text:span text:style-name="T81">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1"><text:span text:style-name="T81">आगे,</text:span><text:span text:style-name="T22"> उसे यह बात भी समझ आती है कि 'वह जो मेरे </text:span><text:span text:style-name="T106">क्षेत्र</text:span><text:span text:style-name="T22"> को जीवंत करता है—मेरा अस्तित्व—वही अस्तित्व सारे ब्रह्माण्ड का आधार है।</text:span><text:span text:style-name="T82"> वह सारे प्राणियों का अस्तित्व है।' </text:span><text:span text:style-name="T131">क्षेत्रज्ञं चापि माम् विद्धि</text:span><text:span text:style-name="T82">—यह वाक्यांश, महावाक्य </text:span><text:span text:style-name="T118">'अहं ब्रह्मास्मि</text:span><text:span text:style-name="T82">' का अर्थ दर्शाता है</text:span><text:span text:style-name="T83">, तथा, </text:span><text:span text:style-name="T132">सर्व क्षेत्रेषु भारत </text:span><text:span text:style-name="T139"><text:s/></text:span><text:span text:style-name="T83">दर्शाता है </text:span><text:span text:style-name="T119">'अयम् आत्मा ब्रह्म</text:span><text:span text:style-name="T120"> </text:span><text:span text:style-name="T83">'</text:span><text:span text:style-name="T84"> का अर्थ</text:span><text:span text:style-name="T82">।</text:span><text:span text:style-name="T85"> जिस क्षण व्यक्ति अपने अस्तित्व को स्पर्श करता है, उसी क्षण वह संपूर्ण सृष्टि को स्पर्श करता है।</text:span><text:span text:style-name="T86"> जब कोई व्यक्ति आत्मसाक्षात्कार क</text:span><text:span text:style-name="T87">र लेता</text:span><text:span text:style-name="T86"> है, तब, उसकी दृष्टि में, सभी प्रबुद्ध ही हैं।</text:span><text:span text:style-name="T88"> यही सत्य की अवस्था है।</text:span><text:span text:style-name="T87"> रमण महर्षि प्रायः कहा करते थे, "मैं किसी को अज्ञानी नहीं समझता। मेरी दृष्टि में तो सभी ज्ञानी ही हैं। जब व्यक्ति आत्मसाक्षात्कार करता है, तो</text:span><text:span text:style-name="T89"> उसके लिए</text:span><text:span text:style-name="T87"> यह केवल एक स्वप्न से जागने जैसा है।</text:span><text:span text:style-name="T89"> जब वह इस दृष्टिकोण से सब को देखता है, तो </text:span><text:soft-page-break/><text:span text:style-name="T89">उसे सभी प्रबुद्ध ही नजर आते हैं।</text:span><text:span text:style-name="T90"> 'जो मैं हूँ, वही सबके लिए सत्य है; सभी इसी अवस्था में हैं'—ऐसा है ज्ञानी का अनुभव।</text:span><text:span text:style-name="T91"> ज्ञानी की सर्वोच्च श्रद्धापूर्ण दृष्टि से उसके पास आने वाले लोग भी आनंदित का अनुभव करते हैं। ऐसा इसलिए है क्योंकि ज्ञानी किसी अन्य व्यक्ति को अज्ञानी के</text:span><text:span text:style-name="T92"> रूप में, या </text:span><text:span text:style-name="T91">अन्य व्यक्ति के रूप में नहीं देखता। वह सभी को अपनी</text:span><text:span text:style-name="T93"> आत्मा</text:span><text:span text:style-name="T91"> के रूप में, ईश्वर के रूप में देखता है।</text:span></text:p>
      <text:p text:style-name="P22"><text:span text:style-name="T91">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94"> </text:span><text:span text:style-name="T91">यहाँ '</text:span><text:span text:style-name="T133">क्षेत्रज्ञं</text:span><text:span text:style-name="T134"> चापि माम् विद्धि</text:span><text:span text:style-name="T91">'’ कहकर यही बता रहे हैं।</text:span></text:p>
      <text:p text:style-name="P43"/>
      <text:p text:style-name="P7"><text:span text:style-name="T248">निवृत्तिनाथ और</text:span><text:span text:style-name="T249"> उनके भाई बहनों का ज्ञानोदय</text:span></text:p>
      <text:p text:style-name="P13"><text:span text:style-name="T22">संत ज्ञानेश्वर ने भगव</text:span><text:span text:style-name="T70">द्गीता पर एक गहन भाष्य-ग्रंथ लिखा है। उनके गुरु निवृत्तिनाथ उनके बड़े भाई ही थे, जो उम्र में उनसे डेढ साल बड़े थे।</text:span><text:span text:style-name="T71">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72"> है</text:span><text:span text:style-name="T71">। गुरु ने निवृत्तिनाथ के अस्तित्व में फुसफुसाया कि जो उसके भीतर 'मैं' के रूप में है—वह </text:span><text:span text:style-name="T114">स्वयंप्रकाश-चित—</text:span><text:span text:style-name="T71">वही ब्रह्म है।</text:span></text:p>
      <text:p text:style-name="P4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13"><text:span text:style-name="T73">देखिए!</text:span><text:span text:style-name="T74">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13"><text:span text:style-name="T74">पहले ऐसा लगता है कि यहाँ दो हैं—</text:span><text:span text:style-name="T115">क्षेत्र </text:span><text:span text:style-name="T74">और </text:span><text:span text:style-name="T115">क्षेत्रज्ञ</text:span><text:span text:style-name="T74">, पदार्थ और आत्मा। परंतु, आत्मा, चैतन्य के ज्ञात हो जाने पर, पदार्थ गायब हो जाते हैं। पदार्थ ही नहीं रहते; केवल शुद्ध चैतन्य ही रह जाता है—</text:span><text:span text:style-name="T129">सर्वम् खल्विदम् ब्रह्म</text:span><text:span text:style-name="T74">।</text:span><text:span text:style-name="T75">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78"> है ही</text:span><text:span text:style-name="T75"> नहीं; केवल आत्मा है। शरीर तो बस एक भ्रम है, जैसे मृगतृष्णा में पानी दिखाई देता है। यह एक स्वप्न की तरह है। यह दृढ़ विश्वास व्यक्ति को </text:span><text:span text:style-name="T116">संसार</text:span><text:span text:style-name="T75"> से पूरी तरह मुक्त कर देता है। श्री शंकराचार्य ने अपने </text:span><text:span text:style-name="T116">भाष्य</text:span><text:span text:style-name="T75"> में इसे सुंदरता से व्यक्त किया है</text:span><text:span text:style-name="T75"><text:note text:id="ftn2" text:note-class="footnote"><text:note-citation>२</text:note-citation><text:note-body><text:p text:style-name="P1"><text:span text:style-name="T229"><text:s/></text:span><text:span text:style-name="T230">न च मिथ्याज्ञानं</text:span><text:span text:style-name="T233"> परमार्थवस्तु दूषयितुं समर्थम्। न हि ऊषरदेशं स्नेहेन</text:span><text:span text:style-name="T234"> पङ्कीकर्तुं शक्नोति मरीच्युदकं। तथा अविद्या क्षेत्रज्ञस्य न किञ्चित् कर्तुं शक्नोति।</text:span></text:p></text:note-body></text:note></text:span><text:span text:style-name="T75">, "</text:span><text:span text:style-name="T77">मिथ्या ज्ञान </text:span><text:span text:style-name="T75">कभी भी</text:span><text:span text:style-name="T170"> परमार्थवस्तु</text:span><text:span text:style-name="T116"> </text:span><text:span text:style-name="T75">को किसी भी तरह से दूषित नहीं कर</text:span><text:span text:style-name="T77"> सकता</text:span><text:span text:style-name="T75">। मृगतृष्णा में दिखाई देने वाला पानी कभी भी अपने नकली</text:span><text:span text:style-name="T76"> गीलेपन से </text:span><text:span text:style-name="T75">रेगिस्तान को कीचडयुक्त</text:span><text:span text:style-name="T77"> </text:span><text:span text:style-name="T75">नहीं कर सकता है। इसी तरह, अज्ञान कभी भी </text:span><text:span text:style-name="T116">क्षेत्रज्ञ</text:span><text:span text:style-name="T75"> को प्रभावित, प्रदूषित या भ्रष्ट नहीं कर सकता है।"</text:span><text:span text:style-name="T78"> </text:span><text:span text:style-name="T79">अर्थात, शरीर, मन और अहंकार द्वारा आरोपित कोई भी दुःख कभी भी वास्तविक आत्मा को प्रभावित नहीं कर सकते।</text:span></text:p>
      <text:h text:style-name="P3" text:outline-level="3">१३.३</text:h>
      <text:p text:style-name="P6"><text:span text:style-name="T4">तत्क्षेत्रं</text:span><text:span text:style-name="T7"> यच्च यादृक्च यद्विकारि यतश्च यत्।</text:span></text:p>
      <text:p text:style-name="P29">स च यो यत्प्रभावश्च तत्समासेन मे <text:span text:style-name="T252">शृ</text:span>णु॥</text:p>
      <text:p text:style-name="P29"/>
      <text:p text:style-name="P9"><text:span text:style-name="T14">मुझसे संक्षेप में सुनो कि </text:span><text:span text:style-name="T20">क्षेत्र <text:s/></text:span><text:span text:style-name="T14">क्या है, उसके गुण क्या हैं, उसके स्वरूप क्या हैं, वह कहाँ से उत्पन्न होता है, तथा अन्तर्यामी, </text:span><text:span text:style-name="T20">क्षेत्रज्ञ</text:span><text:span text:style-name="T14"> कौन है और उसकी शक्तियाँ क्या हैं।</text:span></text:p>
      <text:p text:style-name="P31"/>
      <text:p text:style-name="P23"><text:span text:style-name="T95">भगवान कहते हैं, </text:span><text:span text:style-name="T250">"</text:span><text:span text:style-name="T95">मुझसे संक्षेप मे क्षेत्र के बारे में सुनो।</text:span><text:span text:style-name="T250">"</text:span><text:span text:style-name="T251"> '</text:span><text:span text:style-name="T96">क्षेत्र' माया है। इसे समझा नहीं जा सकता।</text:span><text:span text:style-name="T97"> किसी भी विज्ञान शास्त्र में, शरीर या संसार की पूर्ण समझ असंभव है।</text:span><text:span text:style-name="T96"> अगर हम शरीर की जांच करने की कोशिश करें और उसके बारे में कोई राय बनाएँ, तो हम पाएंगे कि यह अगले ही पल बदल चुका है; यह </text:span><text:span text:style-name="T136">विकारी</text:span><text:span text:style-name="T137"> </text:span><text:span text:style-name="T96">है। शरीर क्या है, दुनिया क्या है, इसके बारे में पूरी तरह से जानना</text:span><text:span text:style-name="T98">, इसके असली स्वरूप को जानना</text:span><text:span text:style-name="T96"> असंभव है। चीजों की तह तक पहुंचने का एकमात्र बुद्धिमान तरीका उस स्रोत की खोज करना है जहां से सब कुछ उत्पन्न हुआ है। यह उपनिषदों का मार्ग है।</text:span></text:p>
      <text:p text:style-name="P23"><text:soft-page-break/><text:span text:style-name="T136">यत</text:span><text:span text:style-name="T140">ः</text:span><text:span text:style-name="T96">—संसार</text:span><text:span text:style-name="T99"> कहाँ से उत्पन्न हुआ है, कहाँ रहता है, और कहाँ फिर समा जाता है; </text:span><text:span text:style-name="T138">यत्</text:span><text:span text:style-name="T151">—जिससे सब कुछ बना</text:span><text:span text:style-name="T152"> हुआ है। एक बार</text:span><text:span text:style-name="T153"> यह जान जाने पर समझ आ जाता है कि सब कुछ एक ही दिव्य तत्व से निर्मित है।</text:span><text:span text:style-name="T154"> सारे शास्त्रों का प्रयोजन यही है। ब्रह्मसूत्रों में दूसरा सूत्र, </text:span><text:span text:style-name="T146">जन्माद्यस्य यतः</text:span><text:span text:style-name="T154">, इसी के बारे में है—सारा</text:span><text:span text:style-name="T155"> ब्रह्मांड, हमारा शरीर, मन, अहंकार—सब कुछ ब्रह्म से ही उत्पन्न हुआ है, ब्रह्म में ठहरता है, और ब्रह्म में ही लीन हो जाता है।</text:span><text:span text:style-name="T156"> यह जान लेने पर हम यह निष्कर्ष निकाल सकते हैं कि अभी भी, सभी ब्रह्म के अतिरिक्त और कुछ भी नहीं है।</text:span></text:p>
      <text:p text:style-name="P24"><text:span text:style-name="T156">उपनिषद् एक कदम औ</text:span><text:span text:style-name="T157">र आगे जाकर पूछते हैं, "ब्रह्म क्या है? </text:span><text:span text:style-name="T147">आनन्दो ब्रह्म</text:span><text:span text:style-name="T157">—ब्रह्म केवल आनंद ही</text:span><text:span text:style-name="T158"> है, परम</text:span><text:span text:style-name="T159"> आ</text:span><text:span text:style-name="T158">नंद।</text:span><text:span text:style-name="T160">" अन्य शिक्षाएं</text:span><text:span text:style-name="T16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162"> ब्रह्माण्ड की कोई सीमा नहीं।</text:span><text:span text:style-name="T163"> जब हम हमारे शरीर की एक कोशिका के बारे में भी पूर्ण ज्ञान नहीं पा सकते, तब ब्रह्मांड के बारे में बात करने का क्या प्रयोजन? पूर्ण ज्ञान केवल आत्मा</text:span><text:span text:style-name="T166"> के </text:span><text:span text:style-name="T163">ज्ञान</text:span><text:span text:style-name="T166"> में</text:span><text:span text:style-name="T163"> है—वह आधार जिससे सभी नाम और रूप उत्पन्न होते हैं और जिसमें</text:span><text:span text:style-name="T164"> फिर विलीन</text:span><text:span text:style-name="T163"> होते हैं।</text:span><text:span text:style-name="T164"> जब आत्मा</text:span><text:span text:style-name="T167"> का</text:span><text:span text:style-name="T164"> ज्ञान प्राप्त होता है, तो प्रज्ञा स्थिर आधार पर स्थित हो जाती है—</text:span><text:span text:style-name="T148">स्थितप्रज्ञ</text:span><text:span text:style-name="T164">।</text:span><text:span text:style-name="T165"> ज्ञान का प्रयोजन केवल यही है। ज्ञान का प्रयोजन </text:span><text:span text:style-name="T149">क्षेत्र</text:span><text:span text:style-name="T165"> में नहीं, </text:span><text:span text:style-name="T149">क्षेत्रज्ञ</text:span><text:span text:style-name="T165"> में है।</text:span></text:p>
      <text:p text:style-name="P52"/>
      <text:h text:style-name="P25" text:outline-level="3">१३<text:span text:style-name="T21">.४</text:span></text:h>
      <text:p text:style-name="P6"><text:span text:style-name="T4">ऋषिभिर्बहुधा</text:span><text:span text:style-name="T8"> गीतं छन्दोभिर्विविधैः पृथक्।</text:span></text:p>
      <text:p text:style-name="P46">ब्रह्मसूत्रपदैश्चैव हेतुमद्भिर्विनिश्चितैः ॥</text:p>
      <text:p text:style-name="P46"/>
      <text:p text:style-name="P48"><text:span text:style-name="T15">ऋषियों</text:span><text:span text:style-name="T17"> ने इसका</text:span><text:span text:style-name="T18"> </text:span><text:span text:style-name="T15">(क्षेत्र और क्षेत्रज्ञ के सत्य</text:span><text:span text:style-name="T18"> का</text:span><text:span text:style-name="T15">) </text:span><text:span text:style-name="T16">अनेकों</text:span><text:span text:style-name="T15"> प्रकार से गान किया</text:span><text:span text:style-name="T19"> </text:span><text:span text:style-name="T15">है, कई वेदमंत्रों में, ब्रह्म को इंगित करने वाले विचारोत्तेजक शब्दों में, पूर्णतः ठोस तर्कों से युक्त।</text:span></text:p>
      <text:p text:style-name="P47"/>
      <text:p text:style-name="P54">अंतर्यामी के अनुभव के बारे में ऋषियों ने कई गीत गाए हैं—ऋषिभिर्बहुधा गीतं।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छनदोभिर्विविधैः पृथक्—उन्होनें प्रामाणिक रूप से घोषित किया है कि इस शरीर में रहने वाला, वही परम पुरुष ब्रह्म है। ब्रह्मसूत्रों में उन्होंने तर्क के साथ एक मजबूत आधार भी बनाया है—ब्रह्मसूत्र-पदैश्चैव।</text:p>
      <text:p text:style-name="P54"><text:span text:style-name="T254">ब्रह्मसूत्र शब्द का सामान्य अर्थ भगवान वेद-व्यास के सूत्र हैं। परंतु, भगवान व्यास से पहले भी कई ब्रह्मसूत्र हुआ करते थे। यहाँ भगवान शंकराचार्य ने ब्रह्मसूत्र का अर्थ इस प्रखर स्पष्ट किया, "वह शब्द जो आत्मा को प्रकट करते हैं, जहाँ उपनिषद कहते हैं, ‘केवल एक अद्वितीय आत्मा समझ कर ध्यान करो, कई नहीं’—ऐसे शब्द ब्रह्मसूत्रपदैः हैं।"</text:span></text:p>
      <text:p text:style-name="P55"><text:span text:style-name="T254">सच्चिदानंदेन्द्र सरस्व्ती स्वामी कहते हैं, "इसका मतलब वो शब्द हैं जो ब्रह्म को इंगित करते हैं।" यदि हम ब्रह्मसूत्रपदैः का अर्थ व्यास-सूत्र लगाएँ, तो भी ठीक है। कई सूत्रों में भगवान व्यास ने क्षेत्रज्ञ के वास्तविक स्वरूप तथा क्षेत्र से उसकी सनातन पृथकता को इंगित किया है।</text:span></text:p>
      <text:p text:style-name="P53"><text:span text:style-name="T253"/></text:p>
      <text:p text:style-name="P53"><text:span text:style-name="T253">१३.५-६</text:span></text:p>
      <text:h text:style-name="P51" text:outline-level="3">महाभूतान्यहङ्कारो बुद्धिरवयक्तमेव च।</text:h>
      <text:h text:style-name="P51" text:outline-level="3">इन्द्रियाणि दशैकं च पञ्च चेन्द्रियगोचराः॥</text:h>
      <text:h text:style-name="P51" text:outline-level="3">इच्छा द्वेषः सुखं दुःखं सङ्घातश्चेतना धृतिः।</text:h>
      <text:h text:style-name="P51" text:outline-level="3"><text:span text:style-name="T253">एतत्क्षेत्रं समासेन सविकारमुदाहृतम्॥</text:span></text:h>
      <text:h text:style-name="P50" text:outline-level="3"><text:soft-page-break/></text:h>
      <text:h text:style-name="P50" text:outline-level="3"/>
      <text:h text:style-name="P50" text:outline-level="3">पञ्चमहाभूत, अहंकार, बुद्धि, अव्यक्त अर्थात मूल प्रकृति, दस इंद्रियां, मन, इंद्रियों के पांच विषय, इच्छा, द्वेष, सुख, दुःख, समग्र (सभी व्यक्तिगत अनुभवों का), चेतना, धैर्य—इस प्रकार संक्षेप में क्षेत्र और उसके अलग अलग रूपों का वर्णन किया गया है।</text:h>
      <text:h text:style-name="P50" text:outline-level="3"/>
      <text:h text:style-name="P50" text:outline-level="3">इन दो श्लोकों का विषय है क्षेत्रं। यह माया का व्यक्त रूप है। यह सूक्ष्म जगत में शरीर के रूप में और स्थूल जगत में संसार के रूप में प्रकट होता है। हालाँकि, एक ज्ञाता के लिए ये दोनों एक दूसरे से भिन्न नहीं हैं।</text:h>
      <text:h text:style-name="P50" text:outline-level="3">तो फिर, आइए देखें कि यह शरीर किन चीजों से बना है। पहला है अव्यक्त। जीव में यह निद्रा के रूप में प्रकट होता है। वहाँ से महत् तत्त्व—ब्रह्मांडीय चेतना (ब्रह्मांडीय मैं हूँ) उत्पन्न होता है। मानवीय जागरूकता में, यह अहंकार के रूप में है—यह अव्यक्त से प्रकट होने वाला पहला तत्व है। फिर आती है बुद्धि। तत्पश्चात आते हैं पञ्चमहाभूत—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h>
      <text:h text:style-name="P50" text:outline-level="3"/>
      <text:h text:style-name="P50" text:outline-level="3">भगवान ने पहले की कहा है कि शरीर-मन क्षेत्र है; एक कृषि क्षेत्र की तरह जिसमें फसल के साथ-साथ अवांछित पौधे भी उगते हैं। इच्छा और द्वेष, सुख और दुःख भी—इसमें प्रकट होते हैं। ऐसे सभी अनुभवों का समूह एक ही स्तम्भ—अहंकार 'मैं' द्वारा धारण किया जाता है। 'मैं' ही इन सबका अनुभव करता हूँ। ऐसे सभी अनुभवों के संग्रह को संघात कहते हैं, तथा अनुभव करने वाला व्यक्तिगत-जागरूकता, चेतना है। इन सबके साथ धृति—दृढ संकल्प भी है। इस धृति के द्वारा—इच्छा-शक्ति—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क्षेत्रं संसार का दूसरा नाम है, और क्षेत्रज्ञ मुक्ति है।</text:h>
      <text:h text:style-name="P50" text:outline-level="3"/>
      <text:h text:style-name="P50" text:outline-level="3"><text:span text:style-name="T255">शरीर क्षेत्रं है।</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0T15:40:01.440382907</dc:date>
    <meta:editing-duration>PT21H50M32S</meta:editing-duration>
    <meta:editing-cycles>287</meta:editing-cycles>
    <meta:generator>LibreOffice/7.3.7.2$Linux_X86_64 LibreOffice_project/30$Build-2</meta:generator>
    <meta:document-statistic meta:table-count="0" meta:image-count="0" meta:object-count="0" meta:page-count="7" meta:paragraph-count="67" meta:word-count="3914" meta:character-count="13047" meta:non-whitespace-character-count="9249"/>
  </office:meta>
</office:document-meta>
</file>